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0a2" officeooo:paragraph-rsid="000410a2"/>
    </style:style>
    <style:style style:name="P2" style:family="paragraph" style:parent-style-name="Standard">
      <style:text-properties officeooo:rsid="000410a2" officeooo:paragraph-rsid="0004e249"/>
    </style:style>
    <style:style style:name="P3" style:family="paragraph" style:parent-style-name="Standard">
      <style:text-properties officeooo:paragraph-rsid="0004e249"/>
    </style:style>
    <style:style style:name="P4" style:family="paragraph" style:parent-style-name="Standard">
      <style:text-properties officeooo:rsid="00056862" officeooo:paragraph-rsid="00056862"/>
    </style:style>
    <style:style style:name="P5" style:family="paragraph" style:parent-style-name="Standard">
      <style:text-properties officeooo:paragraph-rsid="00056862"/>
    </style:style>
    <style:style style:name="P6" style:family="paragraph" style:parent-style-name="Standard">
      <style:text-properties officeooo:rsid="0007ad4c" officeooo:paragraph-rsid="0007ad4c"/>
    </style:style>
    <style:style style:name="P7" style:family="paragraph" style:parent-style-name="Standard">
      <style:paragraph-properties fo:text-align="justify" style:justify-single-word="false"/>
      <style:text-properties officeooo:paragraph-rsid="0007ad4c"/>
    </style:style>
    <style:style style:name="P8" style:family="paragraph" style:parent-style-name="Standard">
      <style:paragraph-properties fo:text-align="justify" style:justify-single-word="false"/>
      <style:text-properties officeooo:paragraph-rsid="00056862"/>
    </style:style>
    <style:style style:name="P9" style:family="paragraph" style:parent-style-name="Standard">
      <style:paragraph-properties fo:text-align="justify" style:justify-single-word="false"/>
      <style:text-properties officeooo:paragraph-rsid="0004e249"/>
    </style:style>
    <style:style style:name="P10" style:family="paragraph" style:parent-style-name="Standard">
      <style:paragraph-properties fo:text-align="justify" style:justify-single-word="false"/>
      <style:text-properties officeooo:paragraph-rsid="00096104"/>
    </style:style>
    <style:style style:name="P11" style:family="paragraph" style:parent-style-name="Standard">
      <style:paragraph-properties fo:text-align="justify" style:justify-single-word="false"/>
      <style:text-properties officeooo:paragraph-rsid="0009d3b0"/>
    </style:style>
    <style:style style:name="P12" style:family="paragraph" style:parent-style-name="Standard">
      <style:paragraph-properties fo:text-align="justify" style:justify-single-word="false"/>
      <style:text-properties officeooo:rsid="00096104" officeooo:paragraph-rsid="00096104"/>
    </style:style>
    <style:style style:name="P13" style:family="paragraph" style:parent-style-name="Standard">
      <style:paragraph-properties fo:text-align="justify" style:justify-single-word="false"/>
      <style:text-properties officeooo:rsid="0009d3b0" officeooo:paragraph-rsid="0009d3b0"/>
    </style:style>
    <style:style style:name="P14" style:family="paragraph" style:parent-style-name="Standard">
      <style:paragraph-properties fo:text-align="center" style:justify-single-word="false"/>
      <style:text-properties officeooo:rsid="000bd3ac" officeooo:paragraph-rsid="000bd3ac"/>
    </style:style>
    <style:style style:name="P15" style:family="paragraph" style:parent-style-name="Standard">
      <style:paragraph-properties fo:text-align="start" style:justify-single-word="false"/>
      <style:text-properties officeooo:rsid="000bd3ac" officeooo:paragraph-rsid="000bd3ac"/>
    </style:style>
    <style:style style:name="P16" style:family="paragraph" style:parent-style-name="Standard">
      <style:paragraph-properties fo:text-align="start" style:justify-single-word="false"/>
      <style:text-properties officeooo:paragraph-rsid="000bd3ac"/>
    </style:style>
    <style:style style:name="T1" style:family="text">
      <style:text-properties officeooo:rsid="000410a2"/>
    </style:style>
    <style:style style:name="T2" style:family="text">
      <style:text-properties officeooo:rsid="0004e249"/>
    </style:style>
    <style:style style:name="T3" style:family="text">
      <style:text-properties officeooo:rsid="00056862"/>
    </style:style>
    <style:style style:name="T4" style:family="text">
      <style:text-properties officeooo:rsid="00067611"/>
    </style:style>
    <style:style style:name="T5" style:family="text">
      <style:text-properties officeooo:rsid="0007ad4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7ad4c" style:font-style-asian="italic" style:font-style-complex="italic"/>
    </style:style>
    <style:style style:name="T8" style:family="text">
      <style:text-properties fo:font-style="italic" officeooo:rsid="0009d3b0" style:font-style-asian="italic" style:font-style-complex="italic"/>
    </style:style>
    <style:style style:name="T9" style:family="text">
      <style:text-properties fo:font-style="italic" officeooo:rsid="000bd3ac" style:font-style-asian="italic" style:font-style-complex="italic"/>
    </style:style>
    <style:style style:name="T10" style:family="text">
      <style:text-properties officeooo:rsid="00096104"/>
    </style:style>
    <style:style style:name="T11" style:family="text">
      <style:text-properties officeooo:rsid="0009d3b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9d3b0" style:font-style-asian="normal" style:font-style-complex="normal"/>
    </style:style>
    <style:style style:name="T14" style:family="text">
      <style:text-properties fo:font-style="normal" officeooo:rsid="000bd3ac" style:font-style-asian="normal" style:font-style-complex="normal"/>
    </style:style>
    <style:style style:name="T15" style:family="text">
      <style:text-properties officeooo:rsid="000bd3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Luciano Dos Santos Cardoso Junior // 18207299</text:p>
      <text:p text:style-name="P1"/>
      <text:p text:style-name="P1"/>
      <text:p text:style-name="P2">1. Introdução</text:p>
      <text:p text:style-name="P2"/>
      <text:p text:style-name="P9"><text:span text:style-name="T1"><text:tab/>O nome desta ordem faz referência às asas anteriores endurecidas ( do grego k</text:span><text:span text:style-name="T2">ol</text:span><text:span text:style-name="T1">eos</text:span><text:span text:style-name="T2">=</text:span><text:span text:style-name="T1"> estojo e pteron</text:span><text:span text:style-name="T2">=</text:span><text:span text:style-name="T1">asas ) . </text:span><text:span text:style-name="T2">São os insetos popularmente conhecidos como besouros e podem ser encontrados em quase todos os ambientes. A principal característica dos representantes desta ordem é , como o próprio nome indica, o primeiro par de asas modificados (élitros). </text:span>A maioria das espécies sã<text:span text:style-name="T2">o</text:span> <text:span text:style-name="T2">f</text:span>itó<text:span text:style-name="T2">f</text:span>agas, entretanto podem ser necrófagas , coprófag<text:span text:style-name="T2">a</text:span>s, predadoras, parasitas ou podem ainda infestar produtos de origem animal ou vegetal armazenados. No ambiente aquático , podem ser predadoras ou <text:span text:style-name="T2">f</text:span>itó<text:span text:style-name="T2">f</text:span>agas (COSTA ; IDE , 2006 ). A ordem é composta por cerca de 350 mil espécies, o que representa 40% de todos os insetos e 30% dos animais , formando o maior grupo de organismos da terra ( LAWRENCE ; BRITTON , 1991 ; 1994 ). No Brasil . são registradas aproximadamente 28 mil espécies pertencentes a 105 famílias ( CASARI ; IDE , 2012 ). </text:p>
      <text:p text:style-name="P3"/>
      <text:p text:style-name="P4">2. Morfologia</text:p>
      <text:p text:style-name="P4"/>
      <text:p text:style-name="P8"><text:span text:style-name="T3"><text:tab/></text:span>A cabeça , na maioria das espécies, é normal, arredondada, mas pode ser alongada, formando um r<text:span text:style-name="T3">o</text:span>stro, em cujo ápice está o aparelho bucal . Pode ser do tipo prognata ou hipognata. A articulação da cabeça com o tórax faz - se por meio de um " pescoço " flexível , que se prende as pro<text:span text:style-name="T4">t</text:span>órax. Ocelos geralmente presentes nas larvas, mas raramente nos adultos . Olhos compostos laterais , elípticos ou circulares. Antenas na fronte , com 2 a 60 artículos ( geralmente 11 ). O tipo de antena é muito variado nas famílias . Aparelho bucal mastigador . com todas as peças bem desenvolvidas . Protórax geralmente mais desenvolvido e um pouco destacado ; meso e meta-tórax fundidos e geralmente recobertos pelos élitros . Protórax , em certas famílias , com expansões ou processos córneos . Pernas ambulatórios ( em geral ) , fossoriais e natatórias . A maioria dos coleópteros é pentâmer<text:span text:style-name="T4">a</text:span>, mas podem ser também tetrâmetros . criptotetrâmetros ou criptopentâmetros . Nesses casos , os tarsos são Monômeros . mas podem ser heteromeros. Primeiro par de asas modificado em élitros ( poucas espécies são ápteras ) de consistência coriácea <text:span text:style-name="T4">ou cornea , protegendo o segundo par de asas membranosas, dobradas, quando em repouso, longitudinal e transversalmente. Os élitros apresentam muita variação , abdome séssil, em geral , com 10 u</text:span>romeros nos machos e 9 nas fêmeas, modificado formando o segmento genital e o <text:span text:style-name="T5">10</text:span>° (machos) frequentemente é muito reduzido ou fundido ao 9 . O abdome em geral é totalmente recoberto pelos élitros, mas em algumas espécies fica exposto, pois os élitros são curtos ( bra<text:span text:style-name="T5">qu</text:span>ié<text:span text:style-name="T5">l</text:span>itros ) <text:span text:style-name="T5">e em outras apenas o apice é exposto (pigidio). Em geral , há oito pares deespiraculos abdominais , mas esse numero varia entre os grupos de besouros , o urosternito basal (o primeiro uromero ventral visivel) pode ser dividido pelas coxas posteriores(subordem adephaga) ou nao(subordem polyphaga).</text:span></text:p>
      <text:p text:style-name="P5"/>
      <text:p text:style-name="P6">3. Reprodução e Desenvolvimento</text:p>
      <text:p text:style-name="P6"/>
      <text:p text:style-name="P7"><text:span text:style-name="T5"><text:tab/></text:span>Os coleópteros sãs . geralmente , ovíparos e holom<text:span text:style-name="T5">e</text:span>ta<text:span text:style-name="T5">b</text:span>ólicos . A partenogênese telítoca é encontrada em alguns curculionídeos e crisomelídeos e a pedogênese é encontrada em <text:span text:style-name="T6">Mi</text:span><text:span text:style-name="T7">cromaltnus debilis</text:span> <text:span text:style-name="T5">l</text:span>e conte , 1878 , dos USA . O dimorfismo sexual não é muito acentuado na maioria das espécies , sendo geralmente o macho menor que a fêmea ; há , no entanto, casos em que o macho é totalmente diferente da fêmea e . em outros casos . as diferenças se limitam a determinados caracteres , como o comprimento das antenas , diferenças na cor ou outras. Os ovos sãs postos diretamente no solo, so<text:span text:style-name="T5">b</text:span> ou sobre excrementos , sobre a casca de árvores, na superfície, ou enterrados na casca ou tronco de árvores ( posturas endofític<text:span text:style-name="T5">a</text:span>s ), em grãos, nos frutos , dependendo dos hábitos alimentares das larvas. O número de ovos é também muito variável , mudando de espécie para espécie <text:span text:style-name="T5">e</text:span>, também . de indivíduo para indivíduo . As larvas sofrem , em geral , de quatro a oito ecdises até empuparem. O local da empupaç<text:span text:style-name="T5">ao</text:span> pode ser o mesmo onde a <text:soft-page-break/>larva se alimenta , ou não ; neste caso a larva do último instar se deixa cair no chão e escava um pequeno buraco onde prepara uma câmara p<text:span text:style-name="T10">u</text:span>pal , ou então , caminhando, desce da árvore para procurar um local apropriado. As larvas podem ser de diversos tipos : curc<text:span text:style-name="T10">u</text:span>lioni<text:span text:style-name="T10">f</text:span>orme , bupresti<text:span text:style-name="T10">f</text:span>orme. escarabei<text:span text:style-name="T10">f</text:span>orme , campodei<text:span text:style-name="T10">f</text:span>orme , elateri<text:span text:style-name="T10">f</text:span>orme , etc . As pupas sãs do tipo exaradas ( livres ). A duração dos diferentes estágios está diretamente relacionada com a possibilidade ou não da sobrevivência da espécie . Espécies cujas larvas e pupas vivem sobre folhas tem o período de vida muito curto . cerca de um mês ou pouco mais , e outras vivem mais protegidas , como as co<text:span text:style-name="T10">leo</text:span>brocas que vivem no interior de madeiras , a duração do estágio larval e p<text:span text:style-name="T10">u</text:span>pa<text:span text:style-name="T10">l</text:span> é mais longa , podendo durar anos. </text:p>
      <text:p text:style-name="P7"/>
      <text:p text:style-name="P12">4. Classificação</text:p>
      <text:p text:style-name="P12"/>
      <text:p text:style-name="P10"><text:span text:style-name="T10"><text:tab/></text:span>A ordem coleoptera está subdividida em quatro suborden<text:span text:style-name="T10">s:</text:span> Archostemata, Myxophaga , Adeph<text:span text:style-name="T10">a</text:span>ga e Polyp<text:span text:style-name="T10">h</text:span>aga .</text:p>
      <text:p text:style-name="P10"/>
      <text:p text:style-name="P12">4.1 subordem Archostemata</text:p>
      <text:p text:style-name="P12"/>
      <text:p text:style-name="P10"><text:span text:style-name="T10"><text:tab/></text:span>Contém somente 26 espécies distribuídas em duas famílias : Cupectidae (25 espécies ) e Micromalthidae ( 1 espécie ) . Possuem antenas filiformes ; mandíbulas sem dentes articulados ; asas não-franjadas e n<text:span text:style-name="T10">e</text:span>r<text:span text:style-name="T10">v</text:span>ação bem desenvolvida ; <text:span text:style-name="T10">7</text:span>-17mm de comprimento. </text:p>
      <text:p text:style-name="P10"/>
      <text:p text:style-name="P12">4.2 subordem Myxophaga</text:p>
      <text:p text:style-name="P12"/>
      <text:p text:style-name="P10"><text:span text:style-name="T10"><text:tab/></text:span>Esta subordem contém somente 22 espécies, distribuídas em 4 famílias, tendo cada uma Um gênero. Possuem antenas c<text:span text:style-name="T10">l</text:span>avadas ; mandíbula esquerda com um dente articulado ; asas franjadas e <text:span text:style-name="T10">nervação</text:span> reduzida ; menos de 1mm de comprimento </text:p>
      <text:p text:style-name="P10"/>
      <text:p text:style-name="P12">4.3 subordem Adephaga</text:p>
      <text:p text:style-name="P12"/>
      <text:p text:style-name="P10"><text:span text:style-name="T10"><text:tab/></text:span>Contém 30200 espécies de besouros , distribuídos numa sup<text:span text:style-name="T11">e</text:span>r<text:span text:style-name="T11">f</text:span>amília e oito famílias . Possuem Uros<text:span text:style-name="T11">t</text:span>ernito basal dividido em duas partes pelas coxas posteriores; suturas notople<text:span text:style-name="T11">u</text:span>rais presentes. Em geral , predadores . </text:p>
      <text:p text:style-name="P10"/>
      <text:p text:style-name="P13">4.4 subordem Polyphaga</text:p>
      <text:p text:style-name="P13"/>
      <text:p text:style-name="P11"><text:span text:style-name="T11"><text:tab/></text:span>Esta subordem possue 217800 espécies . Possuem Urosternito basal não dividido pelas coxas posteriores ; suturas <text:span text:style-name="T11">no</text:span>topleurais ausentes. Esta é a subordem com maior número de espécies.</text:p>
      <text:p text:style-name="P11"/>
      <text:p text:style-name="P11"><text:span text:style-name="T11">5. Importância</text:span></text:p>
      <text:p text:style-name="P11"/>
      <text:p text:style-name="P11"><text:tab/> No aspecto econômico a importância dos besouros está no <text:span text:style-name="T11">f</text:span>ato de consumirem ou danificarem <text:span text:style-name="T11">materiais valiosos para o homem como alimentos, roupas , madeiras , couros e inumeros cultivares . Algumas especies são capazes de atacar diversos materiais como cereais , frutas secas e tabaco , enquanto outras especies são mais restritas como especies do gênero </text:span><text:span text:style-name="T8">Dermestes, </text:span><text:span text:style-name="T13">que atacam somente produtos de origem animal de grande conteudo protenico e várias especies de </text:span><text:span text:style-name="T8">Sitophilus</text:span><text:span text:style-name="T13">(curculionidae) que atacam grãos de trigo , arroz , cevada e milho. Mais de 400 especies de coleopteros tem sido registradas atacando produtos armazenados . Besouros predadores tem sido muito uteis ao homem no controle biológico , como os coccinelideos e os carabideos , que predam pulgoes , cochonilhas e outros insetos.</text:span></text:p>
      <text:p text:style-name="P11"><text:span text:style-name="T13"><text:tab/>No aspecto medico não tem grande importância na india ocorre a escarabiase, doença encontrada em pessoas muito pobres e sem higiene; é uma parasitose provocada por </text:span><text:span text:style-name="T8">Ontophagus</text:span><text:span text:style-name="T13"> sp.( scarabaeidae ) . Na Argentina são muito conhecidas as " catangas " , insetos escarabeídeos que são </text:span><text:soft-page-break/><text:span text:style-name="T13">hospedeiros intermediários de vermes parasitas de porcos . Muitos Coleópteros causam sérias lesões na pele, como certas </text:span><text:span text:style-name="T14">carabídeos</text:span><text:span text:style-name="T13"> e estafilinídeos, que eliminam substâncias causticantes ; </text:span><text:span text:style-name="T14">meloídeos</text:span><text:span text:style-name="T13"> e </text:span><text:span text:style-name="T14">edemerídeos</text:span><text:span text:style-name="T13"> eliminam cantaridina , uma substância altamente tóxica que causa bolhas na pele . Um inseto introduzido no Brasil por colonizadores orientais é o chamado " Dragão-da-</text:span><text:span text:style-name="T14">l</text:span><text:span text:style-name="T13">ua " que tem sido utilizado sob várias formas no combate à asma , artrite , tuberculose e <text:s text:c="2"/></text:span><text:span text:style-name="T14">impotência sexual. Trata-se de um tenebrionídeo , </text:span><text:span text:style-name="T9">Palembus dermestoides</text:span><text:span text:style-name="T14"> (Fairmaire, 1893).</text:span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4"><text:soft-page-break/><text:span text:style-name="T12">Referencias</text:span></text:p>
      <text:p text:style-name="P14"><text:span text:style-name="T12"/></text:p>
      <text:p text:style-name="P15"><text:span text:style-name="T12">BUZZI , Zundir José . Entomologia didática . 5. ed . Curitiba: Ed . UFPR . 2010</text:span></text:p>
      <text:p text:style-name="P15"><text:span text:style-name="T12">CALLO, Domingos et al . Entomologia agrícola . Piracicaba: FEALO. . 2002. </text:span></text:p>
      <text:p text:style-name="P15"><text:span text:style-name="T12">Slides da aula e aula </text:span></text:p>
      <text:p text:style-name="P16"><text:span text:style-name="T14">CAMARGO, A. JA. Ordem Coleoptera, (https://www.embrapa.br/cerrados/colecao-entomologia/coleoptera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3T09:52:26.840000000</meta:creation-date>
    <dc:date>2020-11-23T11:30:07.647000000</dc:date>
    <meta:editing-duration>PT5M58S</meta:editing-duration>
    <meta:editing-cycles>1</meta:editing-cycles>
    <meta:document-statistic meta:table-count="0" meta:image-count="0" meta:object-count="0" meta:page-count="4" meta:paragraph-count="25" meta:word-count="1272" meta:character-count="7769" meta:non-whitespace-character-count="6502"/>
    <meta:generator>LibreOffice/7.0.0.3$Windows_X86_64 LibreOffice_project/8061b3e9204bef6b321a21033174034a5e2ea88e</meta:generator>
  </office:meta>
</office:document-meta>
</file>